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p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Speedup</text:p>
          </table:table-cell>
          <table:table-cell office:value-type="string" calcext:value-type="string">
            <text:p>Karp Flat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50.5694866" calcext:value-type="float">
            <text:p>50.5694866</text:p>
          </table:table-cell>
          <table:table-cell office:value-type="float" office:value="53.9961576" calcext:value-type="float">
            <text:p>53.9961576</text:p>
          </table:table-cell>
          <table:table-cell table:formula="of:=SUM([.D9]/[.E2])" office:value-type="float" office:value="0.977649194801224" calcext:value-type="float">
            <text:p>0.9776491948</text:p>
          </table:table-cell>
          <table:table-cell table:formula="of:=SUM(((1/[.F2])-(1/[.A2]))/(1-(1/[.A2])))" office:value-type="float" office:value="1.04572356898084" calcext:value-type="float">
            <text:p>1.045723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35.6679917" calcext:value-type="float">
            <text:p>35.6679917</text:p>
          </table:table-cell>
          <table:table-cell office:value-type="float" office:value="39.5556211" calcext:value-type="float">
            <text:p>39.5556211</text:p>
          </table:table-cell>
          <table:table-cell table:formula="of:=SUM([.D9]/[.E3])" office:value-type="float" office:value="1.33455874366235" calcext:value-type="float">
            <text:p>1.3345587437</text:p>
          </table:table-cell>
          <table:table-cell table:formula="of:=SUM(((1/[.F3])-(1/[.A3]))/(1-(1/[.A3])))" office:value-type="float" office:value="0.66574845281146" calcext:value-type="float">
            <text:p>0.6657484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41.0951376" calcext:value-type="float">
            <text:p>41.0951376</text:p>
          </table:table-cell>
          <table:table-cell office:value-type="float" office:value="69.2837954" calcext:value-type="float">
            <text:p>69.2837954</text:p>
          </table:table-cell>
          <table:table-cell table:formula="of:=SUM([.D9]/[.E4])" office:value-type="float" office:value="0.761928524487271" calcext:value-type="float">
            <text:p>0.7619285245</text:p>
          </table:table-cell>
          <table:table-cell table:formula="of:=SUM(((1/[.F4])-(1/[.A4]))/(1-(1/[.A4])))" office:value-type="float" office:value="1.35709607601757" calcext:value-type="float">
            <text:p>1.357096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23.5465289" calcext:value-type="float">
            <text:p>23.5465289</text:p>
          </table:table-cell>
          <table:table-cell office:value-type="float" office:value="51.3408184" calcext:value-type="float">
            <text:p>51.3408184</text:p>
          </table:table-cell>
          <table:table-cell table:formula="of:=SUM([.D9]/[.E5])" office:value-type="float" office:value="1.02821306019539" calcext:value-type="float">
            <text:p>1.0282130602</text:p>
          </table:table-cell>
          <table:table-cell table:formula="of:=SUM(((1/[.F5])-(1/[.A5]))/(1-(1/[.A5])))" office:value-type="float" office:value="0.97073181421235" calcext:value-type="float">
            <text:p>0.97073181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25.707078" calcext:value-type="float">
            <text:p>25.707078</text:p>
          </table:table-cell>
          <table:table-cell office:value-type="float" office:value="63.2418392" calcext:value-type="float">
            <text:p>63.2418392</text:p>
          </table:table-cell>
          <table:table-cell table:formula="of:=SUM([.D9]/[.E6])" office:value-type="float" office:value="0.834721138217625" calcext:value-type="float">
            <text:p>0.8347211382</text:p>
          </table:table-cell>
          <table:table-cell table:formula="of:=SUM(((1/[.F6])-(1/[.A6]))/(1-(1/[.A6])))" office:value-type="float" office:value="1.20439213787398" calcext:value-type="float">
            <text:p>1.204392137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ion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52.7893" calcext:value-type="float">
            <text:p>52.789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2:06:42.293118836</dc:date>
    <meta:editing-duration>PT7M30S</meta:editing-duration>
    <meta:editing-cycles>2</meta:editing-cycles>
    <meta:generator>LibreOffice/5.1.4.2$Linux_X86_64 LibreOffice_project/10m0$Build-2</meta:generator>
    <meta:document-statistic meta:table-count="1" meta:cell-count="42" meta:object-count="0"/>
  </office:meta>
</office:document-meta>
</file>